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a8f" officeooo:paragraph-rsid="00022a8f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22a8f"/>
    </style:style>
    <style:style style:name="P4" style:family="paragraph" style:parent-style-name="Text_20_body" style:list-style-name="L1">
      <style:text-properties officeooo:rsid="00022a8f" officeooo:paragraph-rsid="00022a8f"/>
    </style:style>
    <style:style style:name="P5" style:family="paragraph" style:parent-style-name="Text_20_body" style:list-style-name="L6">
      <style:text-properties officeooo:rsid="00022a8f" officeooo:paragraph-rsid="00022a8f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4">
      <style:paragraph-properties fo:margin-top="0in" fo:margin-bottom="0in" loext:contextual-spacing="false"/>
    </style:style>
    <style:style style:name="P14" style:family="paragraph" style:parent-style-name="Text_20_body" style:list-style-name="L5">
      <style:paragraph-properties fo:margin-top="0in" fo:margin-bottom="0in" loext:contextual-spacing="false"/>
    </style:style>
    <style:style style:name="P15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053e6b"/>
    </style:style>
    <style:style style:name="T2" style:family="text">
      <style:text-properties officeooo:rsid="00022a8f"/>
    </style:style>
    <style:style style:name="T3" style:family="text">
      <style:text-properties officeooo:rsid="000649e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3 – Week 2 <text:span text:style-name="T1">Homework</text:span></text:p>
      <text:p text:style-name="P1"/>
      <text:list xml:id="list5619906167069902426" text:style-name="L1">
        <text:list-item>
          <text:p text:style-name="P4">Given that there are at most two failures at a time in the system, which of the following protocols does NOT satisfy completeness? (1 point)</text:p>
          <text:list>
            <text:list-item>
              <text:p text:style-name="P2">All-to-all heartbeating</text:p>
            </text:list-item>
            <text:list-item>
              <text:p text:style-name="P2">Gossip-style heartbeating</text:p>
            </text:list-item>
            <text:list-item>
              <text:p text:style-name="P2">Ring-style heartbeating where each process heartbeats to only its clockwise neighbor <text:span text:style-name="T3">x </text:span></text:p>
            </text:list-item>
            <text:list-item>
              <text:p text:style-name="P2">Ring-style heartbeating where each process heartbeats to both its clockwise neighbor and anticlockwise neighbor</text:p>
            </text:list-item>
          </text:list>
        </text:list-item>
        <text:list-item>
          <text:p text:style-name="P4">Which of the following takes O(log(log(N)) time after a majority of the nodes have received the gossip? (1 point)</text:p>
          <text:list>
            <text:list-item>
              <text:p text:style-name="P2">Push gossip</text:p>
            </text:list-item>
            <text:list-item>
              <text:p text:style-name="P2">Pull gossip <text:span text:style-name="T3">x</text:span></text:p>
            </text:list-item>
          </text:list>
        </text:list-item>
        <text:list-item>
          <text:p text:style-name="P3"><text:span text:style-name="T2">Alice and Bob are employees in your company who have each been given the task of inventing a failure detection algorithm for an asynchronous system that tolerates 3 simultaneous process failures. You are called to judge whether their protocols satisfy the requirement. Alice’s protocol has each process p randomly pick 3 other processes to send its heartbeats to, and thereafter p periodically sends its heartbeats to these processes. Bob’s protocol has each process p randomly pick 3 other processes to receive heartbeats from, and thereafter each of these 3 picked processes periodically send its heartbeats to p. Note that in each of these protocols, the heartbeats are direct ones rather than gossip-style. <text:s/></text:span>Then, which of the following statements is correct? (1 point) </text:p>
          <text:list>
            <text:list-item>
              <text:p text:style-name="P2">Both Alice’s and Bob’s protocols are complete, i.e., they do not miss any failures.</text:p>
            </text:list-item>
            <text:list-item>
              <text:p text:style-name="P2">Bob’s protocol is complete but Alice’s protocol is not. <text:span text:style-name="T3">x</text:span></text:p>
            </text:list-item>
            <text:list-item>
              <text:p text:style-name="P2">Alice’s protocol is complete but Bob’s protocol is not.</text:p>
            </text:list-item>
            <text:list-item>
              <text:p text:style-name="P2">Alice’s protocol is accurate but Bob’s protocol is not.</text:p>
            </text:list-item>
          </text:list>
        </text:list-item>
        <text:list-item>
          <text:p text:style-name="P4">A startup in your home garage is designing a new gossip-style failure detection similar to that discussed in lecture. In this new protocol, at a node (process or server) A, at local time = 140, its local entry for a node C is (address, counter, time) = (C, 340, 133). Tfail = 40. A receives a gossip message from node B containing one heartbeat as (sender-id, heartbeat counter), as shown below. Select the choice below where in all (four) cases, the left entry (heartbeat) leads to the right entry (updated heartbeat at A for C after receiving this heartbeat). (1 point) </text:p>
        </text:list-item>
      </text:list>
      <text:section text:style-name="Sect1" text:name="prompt-UTU67OVSEeWlEQpaxuz5NQ">
        <text:list xml:id="list753962373092452827" text:style-name="L2">
          <text:list-item>
            <text:p text:style-name="P11">(C, 349). ____________</text:p>
          </text:list-item>
          <text:list-item>
            <text:p text:style-name="P11">(C, 123). ____________</text:p>
          </text:list-item>
          <text:list-item>
            <text:p text:style-name="P11">(C, 60). _____________</text:p>
          </text:list-item>
          <text:list-item>
            <text:p text:style-name="P6"><text:soft-page-break/>(C, 355). ____________</text:p>
          </text:list-item>
        </text:list>
      </text:section>
      <text:list xml:id="list4586553729107235568" text:style-name="L3">
        <text:list-item>
          <text:p text:style-name="P12">= (C, 349), A: (C, 349, 133)</text:p>
        </text:list-item>
        <text:list-item>
          <text:p text:style-name="P12">= (C, 123), A: (C, 340,133) </text:p>
        </text:list-item>
        <text:list-item>
          <text:p text:style-name="P12">= (C, 60), A: (C, 340, 140) </text:p>
        </text:list-item>
        <text:list-item>
          <text:p text:style-name="P7">= (C, 355), A: (C, 355, 140)</text:p>
        </text:list-item>
      </text:list>
      <text:list xml:id="list5942636128809753720" text:style-name="L4">
        <text:list-item>
          <text:p text:style-name="P13">= (C, 349), A: (C, 349, 141) </text:p>
        </text:list-item>
        <text:list-item>
          <text:p text:style-name="P13">= (C, 123), A: (C, 355,133)</text:p>
        </text:list-item>
        <text:list-item>
          <text:p text:style-name="P13">= (C, 60), A: (C, 355, 133)</text:p>
        </text:list-item>
        <text:list-item>
          <text:p text:style-name="P8">= (C, 355), A: (C, 355, 140)</text:p>
        </text:list-item>
      </text:list>
      <text:list xml:id="list7340349416456028940" text:style-name="L5">
        <text:list-item>
          <text:p text:style-name="P14">= (C, 349), A: (C, 349, 140)</text:p>
        </text:list-item>
        <text:list-item>
          <text:p text:style-name="P14">= (C, 123), A: (C, 340,133) </text:p>
        </text:list-item>
        <text:list-item>
          <text:p text:style-name="P14">= (C, 60), A: (C, 340, 133) </text:p>
        </text:list-item>
        <text:list-item>
          <text:p text:style-name="P9">= (C, 355), A: (C, 355, 140)</text:p>
        </text:list-item>
      </text:list>
      <text:list xml:id="list705917429778076786" text:style-name="L6">
        <text:list-item>
          <text:p text:style-name="P15">= (C, 349), A: (C, 349, 140)</text:p>
        </text:list-item>
        <text:list-item>
          <text:p text:style-name="P15">= (C, 123), A: (C, 340,133)</text:p>
        </text:list-item>
        <text:list-item>
          <text:p text:style-name="P15">= (C, 60), A: (C, 340, 133)</text:p>
        </text:list-item>
        <text:list-item>
          <text:p text:style-name="P10">= (C, 355), A: (C, 340, 140)</text:p>
        </text:list-item>
        <text:list-item>
          <text:p text:style-name="P5">In a heartbeat protocol for failure detection, increasing the timeout (used for declaring a member as failed), without changing any other protocol parameter, results in which of the following? <text:span text:style-name="Strong_20_Emphasis">(Select multiple correct answers.)</text:span> (1 point)</text:p>
          <text:list>
            <text:list-item>
              <text:p text:style-name="P10">Increases detection time </text:p>
            </text:list-item>
            <text:list-item>
              <text:p text:style-name="P10">Decreases false positive rate <text:span text:style-name="T3">x</text:span></text:p>
            </text:list-item>
            <text:list-item>
              <text:p text:style-name="P10">Increase in bandwidth</text:p>
            </text:list-item>
            <text:list-item>
              <text:p text:style-name="P10">Decreases detection time</text:p>
            </text:list-item>
          </text:list>
        </text:list-item>
        <text:list-item>
          <text:p text:style-name="P5">In a datacenter with 10,000 machines, the MTTF (mean time to failure) of a single server is 36 months. You can assume each month has 30 days. The MTTF (mean time to failure) until the next server fails in the data center is approximately: (1 point)</text:p>
          <text:list>
            <text:list-item>
              <text:p text:style-name="P10">0.1 hours </text:p>
            </text:list-item>
            <text:list-item>
              <text:p text:style-name="P10">2.5 hours <text:span text:style-name="T3">x</text:span></text:p>
            </text:list-item>
            <text:list-item>
              <text:p text:style-name="P10">2.5 months </text:p>
            </text:list-item>
            <text:list-item>
              <text:p text:style-name="P10">0.1 months 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4:50:57.848893123</meta:creation-date>
    <dc:date>2018-09-10T15:05:48.155766593</dc:date>
    <meta:editing-duration>PT8M2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616" meta:character-count="3389" meta:non-whitespace-character-count="2848"/>
  </office:meta>
</office:document-meta>
</file>